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4.217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3.884cm"/>
    </style:style>
    <style:style style:name="co7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3.08cm"/>
    </style:style>
    <style:style style:name="co10" style:family="table-column">
      <style:table-column-properties fo:break-before="auto" style:column-width="3.522cm"/>
    </style:style>
    <style:style style:name="co11" style:family="table-column">
      <style:table-column-properties fo:break-before="auto" style:column-width="3.69cm"/>
    </style:style>
    <style:style style:name="co12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4.3cm"/>
    </style:style>
    <style:style style:name="co14" style:family="table-column">
      <style:table-column-properties fo:break-before="auto" style:column-width="3.2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0" number:language="en" number:country="GB">
      <number:number number:min-integer-digits="1"/>
    </number:number-style>
    <style:style style:name="ce1" style:family="table-cell" style:parent-style-name="Default" style:data-style-name="N8000">
      <style:table-cell-properties fo:background-color="#cfe7f5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8000"/>
    <style:style style:name="ce3" style:family="table-cell" style:parent-style-name="Default">
      <style:table-cell-properties fo:background-color="#cfe7f5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8106"/>
    <style:style style:name="ce5" style:family="table-cell" style:parent-style-name="Default" style:data-style-name="N8107"/>
  </office:automatic-styles>
  <office:body>
    <office:spreadsheet>
      <table:table table:name="Planets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Axial_tilt</text:p>
          </table:table-cell>
          <table:table-cell table:style-name="ce3" office:value-type="string">
            <text:p>Radius</text:p>
          </table:table-cell>
          <table:table-cell table:style-name="ce3" office:value-type="string">
            <text:p>Semi_major_axis</text:p>
          </table:table-cell>
          <table:table-cell table:style-name="ce3" office:value-type="string">
            <text:p>Eccentricity</text:p>
          </table:table-cell>
          <table:table-cell table:style-name="ce3" office:value-type="string">
            <text:p>Orbital_inclination</text:p>
          </table:table-cell>
          <table:table-cell table:style-name="ce3" office:value-type="string">
            <text:p>Orbital_period</text:p>
          </table:table-cell>
          <table:table-cell table:style-name="ce3" office:value-type="string">
            <text:p>Rotation_period</text:p>
          </table:table-cell>
        </table:table-row>
        <table:table-row table:style-name="ro1">
          <table:table-cell office:value-type="string">
            <text:p>Mercury</text:p>
          </table:table-cell>
          <table:table-cell table:style-name="ce4" office:value-type="float" office:value="0.034">
            <text:p>0.03400000</text:p>
          </table:table-cell>
          <table:table-cell table:style-name="ce4" office:value-type="float" office:value="0.38">
            <text:p>0.38000000</text:p>
          </table:table-cell>
          <table:table-cell table:style-name="ce4" office:value-type="float" office:value="0.466">
            <text:p>0.46600000</text:p>
          </table:table-cell>
          <table:table-cell table:style-name="ce4" office:value-type="float" office:value="0.206">
            <text:p>0.20600000</text:p>
          </table:table-cell>
          <table:table-cell table:style-name="ce4" office:value-type="float" office:value="3.38">
            <text:p>3.38000000</text:p>
          </table:table-cell>
          <table:table-cell table:style-name="ce4" office:value-type="float" office:value="0.241">
            <text:p>0.24100000</text:p>
          </table:table-cell>
          <table:table-cell table:style-name="ce4" office:value-type="float" office:value="0.160674">
            <text:p>0.16067400</text:p>
          </table:table-cell>
        </table:table-row>
        <table:table-row table:style-name="ro1">
          <table:table-cell office:value-type="string">
            <text:p>Venus</text:p>
          </table:table-cell>
          <table:table-cell table:style-name="ce4" office:value-type="float" office:value="2.64">
            <text:p>2.64000000</text:p>
          </table:table-cell>
          <table:table-cell table:style-name="ce4" office:value-type="float" office:value="0.95">
            <text:p>0.95000000</text:p>
          </table:table-cell>
          <table:table-cell table:style-name="ce4" office:value-type="float" office:value="0.728">
            <text:p>0.72800000</text:p>
          </table:table-cell>
          <table:table-cell table:style-name="ce4" office:value-type="float" office:value="0.007">
            <text:p>0.00700000</text:p>
          </table:table-cell>
          <table:table-cell table:style-name="ce4" office:value-type="float" office:value="3.86">
            <text:p>3.86000000</text:p>
          </table:table-cell>
          <table:table-cell table:style-name="ce4" office:value-type="float" office:value="0.615">
            <text:p>0.61500000</text:p>
          </table:table-cell>
          <table:table-cell table:style-name="ce4" office:value-type="float" office:value="-0.6658219">
            <text:p>-0.66582190</text:p>
          </table:table-cell>
        </table:table-row>
        <table:table-row table:style-name="ro1">
          <table:table-cell office:value-type="string">
            <text:p>Earth</text:p>
          </table:table-cell>
          <table:table-cell table:style-name="ce4" office:value-type="float" office:value="23.439">
            <text:p>23.43900000</text:p>
          </table:table-cell>
          <table:table-cell table:style-name="ce4" office:value-type="float" office:value="1">
            <text:p>1.00000000</text:p>
          </table:table-cell>
          <table:table-cell table:style-name="ce4" office:value-type="float" office:value="1.017">
            <text:p>1.01700000</text:p>
          </table:table-cell>
          <table:table-cell table:style-name="ce4" office:value-type="float" office:value="0.017">
            <text:p>0.01700000</text:p>
          </table:table-cell>
          <table:table-cell table:style-name="ce4" office:value-type="float" office:value="7.155">
            <text:p>7.15500000</text:p>
          </table:table-cell>
          <table:table-cell table:style-name="ce4" office:value-type="float" office:value="1">
            <text:p>1.00000000</text:p>
          </table:table-cell>
          <table:table-cell table:style-name="ce4" office:value-type="float" office:value="0.00274">
            <text:p>0.00274000</text:p>
          </table:table-cell>
        </table:table-row>
        <table:table-row table:style-name="ro1">
          <table:table-cell office:value-type="string">
            <text:p>Mars</text:p>
          </table:table-cell>
          <table:table-cell table:style-name="ce4" office:value-type="float" office:value="25.19">
            <text:p>25.19000000</text:p>
          </table:table-cell>
          <table:table-cell table:style-name="ce4" office:value-type="float" office:value="0.531">
            <text:p>0.53100000</text:p>
          </table:table-cell>
          <table:table-cell table:style-name="ce4" office:value-type="float" office:value="1.666">
            <text:p>1.66600000</text:p>
          </table:table-cell>
          <table:table-cell table:style-name="ce4" office:value-type="float" office:value="0.093">
            <text:p>0.09300000</text:p>
          </table:table-cell>
          <table:table-cell table:style-name="ce4" office:value-type="float" office:value="5.65">
            <text:p>5.65000000</text:p>
          </table:table-cell>
          <table:table-cell table:style-name="ce4" office:value-type="float" office:value="1.88">
            <text:p>1.88000000</text:p>
          </table:table-cell>
          <table:table-cell table:style-name="ce4" office:value-type="float" office:value="2.1368767">
            <text:p>2.13687670</text:p>
          </table:table-cell>
        </table:table-row>
        <table:table-row table:style-name="ro1">
          <table:table-cell office:value-type="string">
            <text:p>Jupiter</text:p>
          </table:table-cell>
          <table:table-cell table:style-name="ce4" office:value-type="float" office:value="3.13">
            <text:p>3.13000000</text:p>
          </table:table-cell>
          <table:table-cell table:style-name="ce4" office:value-type="float" office:value="11.209">
            <text:p>11.20900000</text:p>
          </table:table-cell>
          <table:table-cell table:style-name="ce4" office:value-type="float" office:value="5.459">
            <text:p>5.45900000</text:p>
          </table:table-cell>
          <table:table-cell table:style-name="ce4" office:value-type="float" office:value="0.049">
            <text:p>0.04900000</text:p>
          </table:table-cell>
          <table:table-cell table:style-name="ce4" office:value-type="float" office:value="6.48">
            <text:p>6.48000000</text:p>
          </table:table-cell>
          <table:table-cell table:style-name="ce4" office:value-type="float" office:value="11.862">
            <text:p>11.86200000</text:p>
          </table:table-cell>
          <table:table-cell table:style-name="ce4" office:value-type="float" office:value="1.0928219">
            <text:p>1.09282190</text:p>
          </table:table-cell>
        </table:table-row>
        <table:table-row table:style-name="ro1">
          <table:table-cell office:value-type="string">
            <text:p>Saturn</text:p>
          </table:table-cell>
          <table:table-cell table:style-name="ce4" office:value-type="float" office:value="26.73">
            <text:p>26.73000000</text:p>
          </table:table-cell>
          <table:table-cell table:style-name="ce4" office:value-type="float" office:value="9.449">
            <text:p>9.44900000</text:p>
          </table:table-cell>
          <table:table-cell table:style-name="ce4" office:value-type="float" office:value="10.124">
            <text:p>10.12400000</text:p>
          </table:table-cell>
          <table:table-cell table:style-name="ce4" office:value-type="float" office:value="0.056">
            <text:p>0.05600000</text:p>
          </table:table-cell>
          <table:table-cell table:style-name="ce4" office:value-type="float" office:value="5.51">
            <text:p>5.51000000</text:p>
          </table:table-cell>
          <table:table-cell table:style-name="ce4" office:value-type="float" office:value="29.457">
            <text:p>29.45700000</text:p>
          </table:table-cell>
          <table:table-cell table:style-name="ce4" office:value-type="float" office:value="1.035863">
            <text:p>1.03586300</text:p>
          </table:table-cell>
        </table:table-row>
        <table:table-row table:style-name="ro1">
          <table:table-cell office:value-type="string">
            <text:p>Uranus</text:p>
          </table:table-cell>
          <table:table-cell table:style-name="ce4" office:value-type="float" office:value="97.77">
            <text:p>97.77000000</text:p>
          </table:table-cell>
          <table:table-cell table:style-name="ce4" office:value-type="float" office:value="4.007">
            <text:p>4.00700000</text:p>
          </table:table-cell>
          <table:table-cell table:style-name="ce4" office:value-type="float" office:value="20.11">
            <text:p>20.11000000</text:p>
          </table:table-cell>
          <table:table-cell table:style-name="ce4" office:value-type="float" office:value="0.046">
            <text:p>0.04600000</text:p>
          </table:table-cell>
          <table:table-cell table:style-name="ce4" office:value-type="float" office:value="6.48">
            <text:p>6.48000000</text:p>
          </table:table-cell>
          <table:table-cell table:style-name="ce4" office:value-type="float" office:value="84.02">
            <text:p>84.02000000</text:p>
          </table:table-cell>
          <table:table-cell table:style-name="ce4" office:value-type="float" office:value="1.0127671">
            <text:p>1.01276710</text:p>
          </table:table-cell>
        </table:table-row>
        <table:table-row table:style-name="ro1">
          <table:table-cell office:value-type="string">
            <text:p>Neptune</text:p>
          </table:table-cell>
          <table:table-cell table:style-name="ce4" office:value-type="float" office:value="28.32">
            <text:p>28.32000000</text:p>
          </table:table-cell>
          <table:table-cell table:style-name="ce4" office:value-type="float" office:value="3.883">
            <text:p>3.88300000</text:p>
          </table:table-cell>
          <table:table-cell table:style-name="ce4" office:value-type="float" office:value="30.33">
            <text:p>30.33000000</text:p>
          </table:table-cell>
          <table:table-cell table:style-name="ce4" office:value-type="float" office:value="0.009">
            <text:p>0.00900000</text:p>
          </table:table-cell>
          <table:table-cell table:style-name="ce4" office:value-type="float" office:value="6.43">
            <text:p>6.43000000</text:p>
          </table:table-cell>
          <table:table-cell table:style-name="ce4" office:value-type="float" office:value="164.8">
            <text:p>164.80000000</text:p>
          </table:table-cell>
          <table:table-cell table:style-name="ce4" office:value-type="float" office:value="1.0068219">
            <text:p>1.00682190</text:p>
          </table:table-cell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oons" table:style-name="ta1" table:print="false">
        <table:table-column table:style-name="co1" table:number-columns-repeated="2" table:default-cell-style-name="Default"/>
        <table:table-column table:style-name="co1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row table:style-name="ro1">
          <table:table-cell table:style-name="ce3" office:value-type="string">
            <text:p>Planet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Axial_tilt</text:p>
          </table:table-cell>
          <table:table-cell table:style-name="ce3" office:value-type="string">
            <text:p>Radius</text:p>
          </table:table-cell>
          <table:table-cell table:style-name="ce3" office:value-type="string">
            <text:p>Semi-major-axis</text:p>
          </table:table-cell>
          <table:table-cell table:style-name="ce3" office:value-type="string">
            <text:p>Eccentricity</text:p>
          </table:table-cell>
          <table:table-cell table:style-name="ce3" office:value-type="string">
            <text:p>Orbital_inclination</text:p>
          </table:table-cell>
          <table:table-cell table:style-name="ce3" office:value-type="string">
            <text:p>Orbital_period</text:p>
          </table:table-cell>
          <table:table-cell table:style-name="ce3" office:value-type="string">
            <text:p>Rotation_period</text:p>
          </table:table-cell>
        </table:table-row>
        <table:table-row table:style-name="ro1">
          <table:table-cell office:value-type="string">
            <text:p>Earth</text:p>
          </table:table-cell>
          <table:table-cell office:value-type="string">
            <text:p>Moon</text:p>
          </table:table-cell>
          <table:table-cell office:value-type="float" office:value="6.687">
            <text:p>6.68700000</text:p>
          </table:table-cell>
          <table:table-cell office:value-type="float" office:value="0.273">
            <text:p>0.27300000</text:p>
          </table:table-cell>
          <table:table-cell office:value-type="float" office:value="0.003">
            <text:p>0.00300000</text:p>
          </table:table-cell>
          <table:table-cell office:value-type="float" office:value="0.055">
            <text:p>0.05500000</text:p>
          </table:table-cell>
          <table:table-cell office:value-type="float" office:value="5.145">
            <text:p>5.14500000</text:p>
          </table:table-cell>
          <table:table-cell office:value-type="float" office:value="0.075">
            <text:p>0.07500000</text:p>
          </table:table-cell>
          <table:table-cell office:value-type="float" office:value="0.074854">
            <text:p>0.07485400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string">
            <text:p>Io</text:p>
          </table:table-cell>
          <table:table-cell office:value-type="float" office:value="0">
            <text:p>0.00000000</text:p>
          </table:table-cell>
          <table:table-cell office:value-type="float" office:value="0.286">
            <text:p>0.28600000</text:p>
          </table:table-cell>
          <table:table-cell office:value-type="float" office:value="0.00283">
            <text:p>0.00283000</text:p>
          </table:table-cell>
          <table:table-cell office:value-type="float" office:value="0.0041">
            <text:p>0.00410000</text:p>
          </table:table-cell>
          <table:table-cell office:value-type="float" office:value="0.05">
            <text:p>0.05000000</text:p>
          </table:table-cell>
          <table:table-cell office:value-type="float" office:value="0.004846">
            <text:p>0.00484600</text:p>
          </table:table-cell>
          <table:table-cell office:value-type="float" office:value="-0.004846">
            <text:p>-0.00484600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string">
            <text:p>Europa</text:p>
          </table:table-cell>
          <table:table-cell office:value-type="float" office:value="0.1">
            <text:p>0.10000000</text:p>
          </table:table-cell>
          <table:table-cell office:value-type="float" office:value="0.245">
            <text:p>0.24500000</text:p>
          </table:table-cell>
          <table:table-cell office:value-type="float" office:value="0.004513">
            <text:p>0.00451300</text:p>
          </table:table-cell>
          <table:table-cell office:value-type="float" office:value="0.009">
            <text:p>0.00900000</text:p>
          </table:table-cell>
          <table:table-cell office:value-type="float" office:value="0.47">
            <text:p>0.47000000</text:p>
          </table:table-cell>
          <table:table-cell office:value-type="float" office:value="0.009729">
            <text:p>0.00972900</text:p>
          </table:table-cell>
          <table:table-cell office:value-type="float" office:value="-0.009729">
            <text:p>-0.00972900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string">
            <text:p>Ganymede</text:p>
          </table:table-cell>
          <table:table-cell office:value-type="float" office:value="0.33">
            <text:p>0.33000000</text:p>
          </table:table-cell>
          <table:table-cell office:value-type="float" office:value="0.413">
            <text:p>0.41300000</text:p>
          </table:table-cell>
          <table:table-cell office:value-type="float" office:value="0.007144">
            <text:p>0.00714400</text:p>
          </table:table-cell>
          <table:table-cell office:value-type="float" office:value="0.0013">
            <text:p>0.00130000</text:p>
          </table:table-cell>
          <table:table-cell office:value-type="float" office:value="0.2">
            <text:p>0.20000000</text:p>
          </table:table-cell>
          <table:table-cell office:value-type="float" office:value="0.0196">
            <text:p>0.01960000</text:p>
          </table:table-cell>
          <table:table-cell office:value-type="float" office:value="-0.0196">
            <text:p>-0.01960000</text:p>
          </table:table-cell>
        </table:table-row>
        <table:table-row table:style-name="ro1">
          <table:table-cell office:value-type="string">
            <text:p>Jupiter</text:p>
          </table:table-cell>
          <table:table-cell office:value-type="string">
            <text:p>Callisto</text:p>
          </table:table-cell>
          <table:table-cell office:value-type="float" office:value="0">
            <text:p>0.00000000</text:p>
          </table:table-cell>
          <table:table-cell office:value-type="float" office:value="0.378">
            <text:p>0.37800000</text:p>
          </table:table-cell>
          <table:table-cell office:value-type="float" office:value="0.0126466">
            <text:p>0.01264660</text:p>
          </table:table-cell>
          <table:table-cell office:value-type="float" office:value="0.0074">
            <text:p>0.00740000</text:p>
          </table:table-cell>
          <table:table-cell office:value-type="float" office:value="0">
            <text:p>0.00000000</text:p>
          </table:table-cell>
          <table:table-cell office:value-type="float" office:value="0.045723">
            <text:p>0.04572300</text:p>
          </table:table-cell>
          <table:table-cell office:value-type="float" office:value="-0.045723">
            <text:p>-0.04572300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string">
            <text:p>Phobos</text:p>
          </table:table-cell>
          <table:table-cell office:value-type="float" office:value="0">
            <text:p>0.00000000</text:p>
          </table:table-cell>
          <table:table-cell office:value-type="float" office:value="0.002">
            <text:p>0.00200000</text:p>
          </table:table-cell>
          <table:table-cell office:value-type="float" office:value="0.000063">
            <text:p>0.00006300</text:p>
          </table:table-cell>
          <table:table-cell office:value-type="float" office:value="0.0151">
            <text:p>0.01510000</text:p>
          </table:table-cell>
          <table:table-cell office:value-type="float" office:value="1.093">
            <text:p>1.09300000</text:p>
          </table:table-cell>
          <table:table-cell office:value-type="float" office:value="0.000874">
            <text:p>0.00087400</text:p>
          </table:table-cell>
          <table:table-cell office:value-type="float" office:value="-0.000874">
            <text:p>-0.00087400</text:p>
          </table:table-cell>
        </table:table-row>
        <table:table-row table:style-name="ro1">
          <table:table-cell office:value-type="string">
            <text:p>Mars</text:p>
          </table:table-cell>
          <table:table-cell office:value-type="string">
            <text:p>Deimos</text:p>
          </table:table-cell>
          <table:table-cell office:value-type="float" office:value="0">
            <text:p>0.00000000</text:p>
          </table:table-cell>
          <table:table-cell office:value-type="float" office:value="0.01">
            <text:p>0.01000000</text:p>
          </table:table-cell>
          <table:table-cell office:value-type="float" office:value="0.0001564">
            <text:p>0.00015640</text:p>
          </table:table-cell>
          <table:table-cell office:value-type="float" office:value="0.00033">
            <text:p>0.00033000</text:p>
          </table:table-cell>
          <table:table-cell office:value-type="float" office:value="0.93">
            <text:p>0.93000000</text:p>
          </table:table-cell>
          <table:table-cell office:value-type="float" office:value="0.00346">
            <text:p>0.00346000</text:p>
          </table:table-cell>
          <table:table-cell office:value-type="float" office:value="-0.00346">
            <text:p>-0.00346000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string">
            <text:p>Triton</text:p>
          </table:table-cell>
          <table:table-cell office:value-type="float" office:value="0">
            <text:p>0.00000000</text:p>
          </table:table-cell>
          <table:table-cell office:value-type="float" office:value="0.212">
            <text:p>0.21200000</text:p>
          </table:table-cell>
          <table:table-cell office:value-type="float" office:value="0.0023651">
            <text:p>0.00236510</text:p>
          </table:table-cell>
          <table:table-cell office:value-type="float" office:value="0.00001">
            <text:p>0.00001000</text:p>
          </table:table-cell>
          <table:table-cell office:value-type="float" office:value="156.885">
            <text:p>156.88500000</text:p>
          </table:table-cell>
          <table:table-cell office:value-type="float" office:value="0.016101">
            <text:p>0.01610100</text:p>
          </table:table-cell>
          <table:table-cell office:value-type="float" office:value="-0.016101">
            <text:p>-0.01610100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string">
            <text:p>Proteus</text:p>
          </table:table-cell>
          <table:table-cell office:value-type="float" office:value="0">
            <text:p>0.00000000</text:p>
          </table:table-cell>
          <table:table-cell office:value-type="float" office:value="0.033">
            <text:p>0.03300000</text:p>
          </table:table-cell>
          <table:table-cell office:value-type="float" office:value="0.0007847">
            <text:p>0.00078470</text:p>
          </table:table-cell>
          <table:table-cell office:value-type="float" office:value="0.00053">
            <text:p>0.00053000</text:p>
          </table:table-cell>
          <table:table-cell office:value-type="float" office:value="0.524">
            <text:p>0.52400000</text:p>
          </table:table-cell>
          <table:table-cell office:value-type="float" office:value="0.003074">
            <text:p>0.00307400</text:p>
          </table:table-cell>
          <table:table-cell office:value-type="float" office:value="-0.003074">
            <text:p>-0.00307400</text:p>
          </table:table-cell>
        </table:table-row>
        <table:table-row table:style-name="ro1">
          <table:table-cell office:value-type="string">
            <text:p>Neptune</text:p>
          </table:table-cell>
          <table:table-cell office:value-type="string">
            <text:p>Nereid</text:p>
          </table:table-cell>
          <table:table-cell office:value-type="float" office:value="0">
            <text:p>0.00000000</text:p>
          </table:table-cell>
          <table:table-cell office:value-type="float" office:value="0.027">
            <text:p>0.02700000</text:p>
          </table:table-cell>
          <table:table-cell office:value-type="float" office:value="0.0643667">
            <text:p>0.06436670</text:p>
          </table:table-cell>
          <table:table-cell office:value-type="float" office:value="0.7507">
            <text:p>0.75070000</text:p>
          </table:table-cell>
          <table:table-cell office:value-type="float" office:value="32.55">
            <text:p>32.55000000</text:p>
          </table:table-cell>
          <table:table-cell office:value-type="float" office:value="0.986674">
            <text:p>0.98667400</text:p>
          </table:table-cell>
          <table:table-cell office:value-type="float" office:value="0.001315">
            <text:p>0.00131500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string">
            <text:p>Mimas</text:p>
          </table:table-cell>
          <table:table-cell office:value-type="float" office:value="0">
            <text:p>0.00000000</text:p>
          </table:table-cell>
          <table:table-cell office:value-type="float" office:value="0.031">
            <text:p>0.03100000</text:p>
          </table:table-cell>
          <table:table-cell office:value-type="float" office:value="0.0012611">
            <text:p>0.00126110</text:p>
          </table:table-cell>
          <table:table-cell office:value-type="float" office:value="0.0196">
            <text:p>0.01960000</text:p>
          </table:table-cell>
          <table:table-cell office:value-type="float" office:value="1.574">
            <text:p>1.57400000</text:p>
          </table:table-cell>
          <table:table-cell office:value-type="float" office:value="0.002581">
            <text:p>0.00258100</text:p>
          </table:table-cell>
          <table:table-cell office:value-type="float" office:value="-0.002581">
            <text:p>-0.00258100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string">
            <text:p>Enceladus</text:p>
          </table:table-cell>
          <table:table-cell office:value-type="float" office:value="0">
            <text:p>0.00000000</text:p>
          </table:table-cell>
          <table:table-cell office:value-type="float" office:value="0.039">
            <text:p>0.03900000</text:p>
          </table:table-cell>
          <table:table-cell office:value-type="float" office:value="0.0015863">
            <text:p>0.00158630</text:p>
          </table:table-cell>
          <table:table-cell office:value-type="float" office:value="0.0047">
            <text:p>0.00470000</text:p>
          </table:table-cell>
          <table:table-cell office:value-type="float" office:value="0.009">
            <text:p>0.00900000</text:p>
          </table:table-cell>
          <table:table-cell office:value-type="float" office:value="0.003753">
            <text:p>0.00375300</text:p>
          </table:table-cell>
          <table:table-cell office:value-type="float" office:value="-0.003753">
            <text:p>-0.00375300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string">
            <text:p>Tethys</text:p>
          </table:table-cell>
          <table:table-cell office:value-type="float" office:value="0">
            <text:p>0.00000000</text:p>
          </table:table-cell>
          <table:table-cell office:value-type="float" office:value="0.083">
            <text:p>0.08300000</text:p>
          </table:table-cell>
          <table:table-cell office:value-type="float" office:value="0.0019641">
            <text:p>0.00196410</text:p>
          </table:table-cell>
          <table:table-cell office:value-type="float" office:value="0.0001">
            <text:p>0.00010000</text:p>
          </table:table-cell>
          <table:table-cell office:value-type="float" office:value="1.12">
            <text:p>1.12000000</text:p>
          </table:table-cell>
          <table:table-cell office:value-type="float" office:value="0.005169">
            <text:p>0.00516900</text:p>
          </table:table-cell>
          <table:table-cell office:value-type="float" office:value="-0.005169">
            <text:p>-0.00516900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string">
            <text:p>Dione</text:p>
          </table:table-cell>
          <table:table-cell office:value-type="float" office:value="0">
            <text:p>0.00000000</text:p>
          </table:table-cell>
          <table:table-cell office:value-type="float" office:value="0.177">
            <text:p>0.17700000</text:p>
          </table:table-cell>
          <table:table-cell office:value-type="float" office:value="0.002516">
            <text:p>0.00251600</text:p>
          </table:table-cell>
          <table:table-cell office:value-type="float" office:value="0.0022">
            <text:p>0.00220000</text:p>
          </table:table-cell>
          <table:table-cell office:value-type="float" office:value="0.019">
            <text:p>0.01900000</text:p>
          </table:table-cell>
          <table:table-cell office:value-type="float" office:value="0.007501">
            <text:p>0.00750100</text:p>
          </table:table-cell>
          <table:table-cell office:value-type="float" office:value="-0.007501">
            <text:p>-0.00750100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string">
            <text:p>Rhea</text:p>
          </table:table-cell>
          <table:table-cell office:value-type="float" office:value="0">
            <text:p>0.00000000</text:p>
          </table:table-cell>
          <table:table-cell office:value-type="float" office:value="0.239">
            <text:p>0.23900000</text:p>
          </table:table-cell>
          <table:table-cell office:value-type="float" office:value="0.003514">
            <text:p>0.00351400</text:p>
          </table:table-cell>
          <table:table-cell office:value-type="float" office:value="0.00126">
            <text:p>0.00126000</text:p>
          </table:table-cell>
          <table:table-cell office:value-type="float" office:value="0.345">
            <text:p>0.34500000</text:p>
          </table:table-cell>
          <table:table-cell office:value-type="float" office:value="0.012378">
            <text:p>0.01237800</text:p>
          </table:table-cell>
          <table:table-cell office:value-type="float" office:value="-0.012378">
            <text:p>-0.01237800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string">
            <text:p>Titan</text:p>
          </table:table-cell>
          <table:table-cell office:value-type="float" office:value="0">
            <text:p>0.00000000</text:p>
          </table:table-cell>
          <table:table-cell office:value-type="float" office:value="0.404">
            <text:p>0.40400000</text:p>
          </table:table-cell>
          <table:table-cell office:value-type="float" office:value="0.0083804">
            <text:p>0.00838040</text:p>
          </table:table-cell>
          <table:table-cell office:value-type="float" office:value="0.0288">
            <text:p>0.02880000</text:p>
          </table:table-cell>
          <table:table-cell office:value-type="float" office:value="0.348">
            <text:p>0.34800000</text:p>
          </table:table-cell>
          <table:table-cell office:value-type="float" office:value="0.043685">
            <text:p>0.04368500</text:p>
          </table:table-cell>
          <table:table-cell office:value-type="float" office:value="-0.043685">
            <text:p>-0.04368500</text:p>
          </table:table-cell>
        </table:table-row>
        <table:table-row table:style-name="ro1">
          <table:table-cell office:value-type="string">
            <text:p>Saturn</text:p>
          </table:table-cell>
          <table:table-cell office:value-type="string">
            <text:p>Iapetus</text:p>
          </table:table-cell>
          <table:table-cell office:value-type="float" office:value="0">
            <text:p>0.00000000</text:p>
          </table:table-cell>
          <table:table-cell office:value-type="float" office:value="0.23">
            <text:p>0.23000000</text:p>
          </table:table-cell>
          <table:table-cell office:value-type="float" office:value="0.0237388">
            <text:p>0.02373880</text:p>
          </table:table-cell>
          <table:table-cell office:value-type="float" office:value="0.02768">
            <text:p>0.02768000</text:p>
          </table:table-cell>
          <table:table-cell office:value-type="float" office:value="15.47">
            <text:p>15.47000000</text:p>
          </table:table-cell>
          <table:table-cell office:value-type="float" office:value="0.217319">
            <text:p>0.21731900</text:p>
          </table:table-cell>
          <table:table-cell office:value-type="float" office:value="-0.217319">
            <text:p>-0.21731900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string">
            <text:p>Puck</text:p>
          </table:table-cell>
          <table:table-cell office:value-type="float" office:value="0">
            <text:p>0.00000000</text:p>
          </table:table-cell>
          <table:table-cell office:value-type="float" office:value="0.013">
            <text:p>0.01300000</text:p>
          </table:table-cell>
          <table:table-cell office:value-type="float" office:value="0.0005734">
            <text:p>0.00057340</text:p>
          </table:table-cell>
          <table:table-cell office:value-type="float" office:value="0.00012">
            <text:p>0.00012000</text:p>
          </table:table-cell>
          <table:table-cell office:value-type="float" office:value="0.319">
            <text:p>0.31900000</text:p>
          </table:table-cell>
          <table:table-cell office:value-type="float" office:value="0.002087">
            <text:p>0.00208700</text:p>
          </table:table-cell>
          <table:table-cell office:value-type="float" office:value="-0.002087">
            <text:p>-0.00208700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string">
            <text:p>Miranda</text:p>
          </table:table-cell>
          <table:table-cell office:value-type="float" office:value="0">
            <text:p>0.00000000</text:p>
          </table:table-cell>
          <table:table-cell office:value-type="float" office:value="0.037">
            <text:p>0.03700000</text:p>
          </table:table-cell>
          <table:table-cell office:value-type="float" office:value="0.0008626">
            <text:p>0.00086260</text:p>
          </table:table-cell>
          <table:table-cell office:value-type="float" office:value="0.0013">
            <text:p>0.00130000</text:p>
          </table:table-cell>
          <table:table-cell office:value-type="float" office:value="4.232">
            <text:p>4.23200000</text:p>
          </table:table-cell>
          <table:table-cell office:value-type="float" office:value="0.003871">
            <text:p>0.00387100</text:p>
          </table:table-cell>
          <table:table-cell office:value-type="float" office:value="-0.003871">
            <text:p>-0.00387100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string">
            <text:p>Ariel</text:p>
          </table:table-cell>
          <table:table-cell office:value-type="float" office:value="0">
            <text:p>0.00000000</text:p>
          </table:table-cell>
          <table:table-cell office:value-type="float" office:value="0.091">
            <text:p>0.09100000</text:p>
          </table:table-cell>
          <table:table-cell office:value-type="float" office:value="0.0012735">
            <text:p>0.00127350</text:p>
          </table:table-cell>
          <table:table-cell office:value-type="float" office:value="0.0012">
            <text:p>0.00120000</text:p>
          </table:table-cell>
          <table:table-cell office:value-type="float" office:value="0.26">
            <text:p>0.26000000</text:p>
          </table:table-cell>
          <table:table-cell office:value-type="float" office:value="0.006904">
            <text:p>0.00690400</text:p>
          </table:table-cell>
          <table:table-cell office:value-type="float" office:value="-0.006904">
            <text:p>-0.00690400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string">
            <text:p>Umbriel</text:p>
          </table:table-cell>
          <table:table-cell office:value-type="float" office:value="0">
            <text:p>0.00000000</text:p>
          </table:table-cell>
          <table:table-cell office:value-type="float" office:value="0.092">
            <text:p>0.09200000</text:p>
          </table:table-cell>
          <table:table-cell office:value-type="float" office:value="0.0017733">
            <text:p>0.00177330</text:p>
          </table:table-cell>
          <table:table-cell office:value-type="float" office:value="0.0039">
            <text:p>0.00390000</text:p>
          </table:table-cell>
          <table:table-cell office:value-type="float" office:value="0.128">
            <text:p>0.12800000</text:p>
          </table:table-cell>
          <table:table-cell office:value-type="float" office:value="0.011353">
            <text:p>0.01135300</text:p>
          </table:table-cell>
          <table:table-cell office:value-type="float" office:value="-0.011353">
            <text:p>-0.01135300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string">
            <text:p>Titania</text:p>
          </table:table-cell>
          <table:table-cell office:value-type="float" office:value="0">
            <text:p>0.00000000</text:p>
          </table:table-cell>
          <table:table-cell office:value-type="float" office:value="0.123">
            <text:p>0.12300000</text:p>
          </table:table-cell>
          <table:table-cell office:value-type="float" office:value="0.0029061">
            <text:p>0.00290610</text:p>
          </table:table-cell>
          <table:table-cell office:value-type="float" office:value="0.0011">
            <text:p>0.00110000</text:p>
          </table:table-cell>
          <table:table-cell office:value-type="float" office:value="0.34">
            <text:p>0.34000000</text:p>
          </table:table-cell>
          <table:table-cell office:value-type="float" office:value="0.023852">
            <text:p>0.02385200</text:p>
          </table:table-cell>
          <table:table-cell office:value-type="float" office:value="-0.023852">
            <text:p>-0.02385200</text:p>
          </table:table-cell>
        </table:table-row>
        <table:table-row table:style-name="ro1">
          <table:table-cell office:value-type="string">
            <text:p>Uranus</text:p>
          </table:table-cell>
          <table:table-cell office:value-type="string">
            <text:p>Oberon</text:p>
          </table:table-cell>
          <table:table-cell office:value-type="float" office:value="0">
            <text:p>0.00000000</text:p>
          </table:table-cell>
          <table:table-cell office:value-type="float" office:value="0.119">
            <text:p>0.11900000</text:p>
          </table:table-cell>
          <table:table-cell office:value-type="float" office:value="0.0038901">
            <text:p>0.00389010</text:p>
          </table:table-cell>
          <table:table-cell office:value-type="float" office:value="0.0014">
            <text:p>0.00140000</text:p>
          </table:table-cell>
          <table:table-cell office:value-type="float" office:value="0.058">
            <text:p>0.05800000</text:p>
          </table:table-cell>
          <table:table-cell office:value-type="float" office:value="0.036885">
            <text:p>0.03688500</text:p>
          </table:table-cell>
          <table:table-cell office:value-type="float" office:value="-0.036885">
            <text:p>-0.036885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8" number:min-integer-digits="1" number:grouping="true"/>
    </number:number-style>
    <number:number-style style:name="N108">
      <number:number number:decimal-places="8" number:min-integer-digits="3" number:grouping="true"/>
    </number:number-style>
    <number:number-style style:name="N8106" number:language="en" number:country="GB">
      <number:number number:decimal-places="8" number:min-integer-digits="1" number:grouping="true"/>
    </number:number-style>
    <number:number-style style:name="N8107" number:language="en" number:country="GB">
      <number:number number:decimal-places="8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6">26/02/2019</text:date>, <text:time>08:1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8M17S</meta:editing-duration>
    <meta:editing-cycles>4</meta:editing-cycles>
    <meta:generator>OpenOffice/4.1.6$Win32 OpenOffice.org_project/416m1$Build-9790</meta:generator>
    <dc:date>2019-02-26T08:11:05.80</dc:date>
    <dc:creator>Gabriel García Buey</dc:creator>
    <meta:document-statistic meta:table-count="2" meta:cell-count="288" meta:object-count="0"/>
    <meta:user-defined meta:name="Info 1"/>
    <meta:user-defined meta:name="Info 2"/>
    <meta:user-defined meta:name="Info 3"/>
    <meta:user-defined meta:name="Info 4"/>
  </office:meta>
</office:document-meta>
</file>